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/>
    </style:style>
    <style:style style:name="T5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Form fields can be added in a text run and can be in form of textinput </text:span><text:span text:style-name="T2">, checkbox </text:span><text:span text:style-name="T3">, or dropdown </text:span><text:span text:style-name="T4">. You have to set document protection to "forms" to enable dropdown.</text:span></text:p>
        <text:p><text:span text:style-name="T5">They can also be added as a stand alone paragraph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12-20T07:54:24.000</dc:date>
    <meta:generator>PHPWord</meta:generator>
    <meta:initial-creator/>
    <meta:creation-date>2016-12-20T07:54:24.000</meta:creation-date>
    <meta:keyword/>
    <meta:user-defined meta:name="Category"/>
    <meta:user-defined meta:name="Company"/>
    <meta:user-defined meta:name="Manager"/>
  </office:meta>
</office:document-meta>
</file>